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2000001B831EA58C2E01A257C.png" manifest:media-type="image/png"/>
  <manifest:file-entry manifest:full-path="Pictures/10000001000002D2000001B8EA90F868577B58ED.png" manifest:media-type="image/png"/>
  <manifest:file-entry manifest:full-path="Pictures/10000001000002D2000001B84AAA450F88E3A2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577cm" svg:x="0.75cm" svg:y="0.923cm">
          <draw:image xlink:href="Pictures/10000001000002D2000001B84AAA450F88E3A2C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578cm" svg:x="0.75cm" svg:y="7.5cm">
          <draw:image xlink:href="Pictures/10000001000002D2000001B8EA90F868577B58ED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cm" svg:x="0.75cm" svg:y="18.25cm">
          <draw:image xlink:href="Pictures/10000001000002D2000001B831EA58C2E01A257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31T15:42:48.145721715</dc:date>
    <meta:editing-duration>PT14M32S</meta:editing-duration>
    <meta:editing-cycles>1</meta:editing-cycles>
    <meta:document-statistic meta:object-count="3"/>
    <meta:generator>LibreOffice/7.3.5.2$Linux_X86_64 LibreOffice_project/30$Build-2</meta:generator>
  </office:meta>
</office:document-meta>
</file>